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Standard">
      <style:paragraph-properties fo:break-before="page"/>
      <style:text-properties style:font-name="Univers 47 CondensedLight" fo:language="de" fo:country="DE"/>
    </style:style>
    <style:style style:name="P10" style:family="paragraph" style:parent-style-name="Text_20_body">
      <style:paragraph-properties fo:text-align="justify" style:justify-single-word="false"/>
      <style:text-properties style:font-name="Univers 47 CondensedLight" fo:language="de" fo:country="DE"/>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start" style:justify-single-word="false"/>
      <style:text-properties fo:language="de" fo:country="DE"/>
    </style:style>
    <style:style style:name="P14" style:family="paragraph" style:parent-style-name="Text_20_body">
      <style:paragraph-properties fo:text-align="justify" style:justify-single-word="false"/>
      <style:text-properties fo:language="de" fo:country="D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2">
      <style:text-properties style:font-name="Univers 47 CondensedLight" fo:language="de" fo:country="DE"/>
    </style:style>
    <style:style style:name="P26" style:family="paragraph" style:parent-style-name="Standard">
      <style:paragraph-properties fo:text-align="justify" style:justify-single-word="false"/>
      <style:text-properties style:font-name="Univers 47 CondensedLight" fo:language="de" fo:country="DE"/>
    </style:style>
    <style:style style:name="P27" style:family="paragraph" style:parent-style-name="Text_20_body" style:list-style-name="L4">
      <style:paragraph-properties fo:text-align="start" style:justify-single-word="false"/>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5">
      <style:paragraph-properties fo:text-align="start" style:justify-single-word="false"/>
      <style:text-properties fo:language="de" fo:country="DE"/>
    </style:style>
    <style:style style:name="P3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31"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32" style:family="paragraph" style:parent-style-name="Heading_20_3">
      <style:text-properties fo:language="de" fo:country="DE"/>
    </style:style>
    <style:style style:name="P33" style:family="paragraph" style:parent-style-name="Heading_20_1">
      <style:paragraph-properties fo:text-align="center" style:justify-single-word="false"/>
      <style:text-properties style:font-name="Univers 47 CondensedLight" fo:language="de" fo:country="DE"/>
    </style:style>
    <style:style style:name="P34" style:family="paragraph" style:parent-style-name="Heading_20_2">
      <style:text-properties fo:language="de" fo:country="DE"/>
    </style:style>
    <style:style style:name="P35" style:family="paragraph" style:parent-style-name="Heading_20_2">
      <style:paragraph-properties fo:break-before="page"/>
      <style:text-properties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as geschlechtergerechte Neutrum</text:h>
      <text:h text:style-name="P34" text:outline-level="2">Ausgangslage</text:h>
      <text:p text:style-name="Standard"><text:span text:style-name="T3">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3">). Derzeit existiert allerdings noch keine allgemein akzeptierte Form. Das Feld ist offen für neue, bessere Vorschläge. Es existiert auch kein Gremium, welche eine Form für den Gebrauch als verbindlich festlegt. </text:span></text:p>
      <text:p text:style-name="P8"><text:span text:style-name="T1">Wohl aber haben verschiedene Gremien einen Großteil der bekannten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1092912404122727840" text:style-name="L1">
        <text:list-item>
          <text:p text:style-name="P23">sachlich korrekt sein,</text:p>
        </text:list-item>
        <text:list-item>
          <text:p text:style-name="P23">verständlich und lesbar sein,</text:p>
        </text:list-item>
        <text:list-item>
          <text:p text:style-name="P23">vorlesbar sein (mit Blick auf die Altersentwicklung der Bevölkerung und die Tendenz in den Medien, Texte in vorlesbarer Form zur Verfügung zu stellen),</text:p>
        </text:list-item>
        <text:list-item>
          <text:p text:style-name="P23">Rechtssicherheit und Eindeutigkeit gewährleisten,</text:p>
        </text:list-item>
        <text:list-item>
          <text:p text:style-name="P23">übertragbar sein im Hinblick auf deutschsprachige Länder mit mehreren Amts-und Minderheitensprachen (Schweiz, Bozen-Südtirol, Ostbelgien; aber für regionale Amts- und Minderheitensprachen auch Österreich und Deutschland),</text:p>
        </text:list-item>
        <text:list-item>
          <text:p text:style-name="P23">für die Lesenden bzw. Hörenden die Möglichkeit zur Konzentration auf die wesentlichen Sachverhalte und Kerninformationen sicherstellen.</text:p>
        </text:list-item>
        <text:list-item>
          <text:p text:style-name="P23">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9">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4066122502377403909" text:style-name="L2">
        <text:list-item>
          <text:p text:style-name="P25">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5">Menschen mit einer Beeinträchtigung des Hörapparat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5">Menschen mit einer Beeinträchtigung des Hörverständnisses. Etwa 2-3% aller Kinder weisen Probleme mit der zentral-auditiven Verarbeitung auf.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5">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item>
          <text:p text:style-name="P25">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n (<text:a xlink:type="simple" xlink:href="https://www.dbsv.org/zahlen-fakten.html#schwerbehindertenstatistik" text:style-name="Internet_20_link" text:visited-style-name="Visited_20_Internet_20_Link">DBSV, 1/2021</text:a>)</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7217940628183233452" text:style-name="L3">
        <text:list-item>
          <text:p text:style-name="P24">Mitarbeiter_innen</text:p>
        </text:list-item>
        <text:list-item>
          <text:p text:style-name="P24">Mitarbeiter/-innen</text:p>
        </text:list-item>
        <text:list-item>
          <text:p text:style-name="P24">MitarbeiterInnen</text:p>
        </text:list-item>
        <text:list-item>
          <text:p text:style-name="P24">Mitarbeiter*innen</text:p>
        </text:list-item>
        <text:list-item>
          <text:p text:style-name="P24">Mitarbeiter:innen</text:p>
        </text:list-item>
      </text:list>
      <text:p text:style-name="P2"><text:span text:style-name="T7">ist nicht zu empfehlen. [sic]“ (</text:span><text:a xlink:type="simple" xlink:href="https://www.dbsv.org/gendern.html#gendern" text:style-name="Internet_20_link" text:visited-style-name="Visited_20_Internet_20_Link"><text:span text:style-name="T9">DBSV, 3/2021</text:span></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4" text:outline-level="2"/>
      <text:h text:style-name="P35"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gebildet,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5" text:outline-level="2">Vorangegangene Arbeiten und Analogien</text:h>
      <text:h text:style-name="P32" text:outline-level="3">Luise Pusch</text:h>
      <text:p text:style-name="Text_20_body"><text:span text:style-name="T3">Die Begründerin der feministischen Linguistik, Luise Pusch, entwickelte</text:span><text:span text:style-name="T9"> bereits </text:span><text:span text:style-name="T3">1980 einen Vorschlag, der dem geschlechtergerechten Neutrum schon nahe kommt, nämlich die femininen Wortendungen abzuschaffen und das Neutrum zu nutzen.</text:span></text:p>
      <text:p text:style-name="P11"><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2" text:outline-level="3">Thomas Kronschläger</text:h>
      <text:p text:style-name="P11">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2">das Study, die Studys</text:p>
      <text:p text:style-name="P14">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5"><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6">Zudem ist das geschlechtergerechten Neutrum leichter gleichberechtigt aus der männlichen oder weiblichen Form im üblichen Sprachfluss abzuleiten und hat zu beiden die gleiche Distanz. Es muss nicht erst der Wortstamm ermittelt werden, was teilweise schwierig und fehlerträchtig ist..</text:p>
      <text:h text:style-name="P34"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n Neutrum. Seit April 2015 steht es im offiziellen Wörterbuch der schwedischen Sprache „Svenska Akademiens ordlista“.</text:span></text:p>
      <text:h text:style-name="P35" text:outline-level="2">Prüfung</text:h>
      <text:p text:style-name="P11">Das geschlechtergerechte Neutrum soll in diesem Abschnitt gegen Beispiele aus der Literatur geprüft werden, die sich mit den Möglichkeiten und Probleme der geschlechtergerechten Sprache beschäftigen.</text:p>
      <text:list xml:id="list6522539657080706264" text:style-name="L4">
        <text:list-item>
          <text:p text:style-name="P27">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6415958643901909939" text:style-name="L5">
        <text:list-item>
          <text:p text:style-name="P29"><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8">Ersatzform Substantivierte Partizipien (GfdS, 2020)<text:line-break/>Anders als bei Student (Studierender), lassen sich oft keine Ersatzformen bilden, z.B. für Schüler, Kollege, Autor etc.<text:line-break/>→ <text:s/>Schüleri, Kollegi, Autori</text:p>
        </text:list-item>
        <text:list-item>
          <text:p text:style-name="P28">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8">„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9">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3"><text:soft-page-break/>Zur weiteren Prüfung folgen Beispiele, die das geneigte Leseri bitte selbst nach anderen Methoden in eine geschlechtergerechte Form zu bringen versuchen soll, und die Auflösung mit geschlechtergerechtem Neutrum</text:p>
      <text:list xml:id="list42245644" text:continue-numbering="true" text:style-name="L5">
        <text:list-item>
          <text:p text:style-name="P28">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9">„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8">„In einer Ehe sollen beide Partner gleichberechtigt sein“ (Kubelik, 2015, S.105)<text:line-break/>→ „In einer Ehe sollen beide Partneris gleichberechtigt sein“</text:p>
        </text:list-item>
        <text:list-item>
          <text:p text:style-name="P28">„Frauen sind die besseren Autofahrer“ (Kubelik, 2015, S.105)<text:line-break/>→ „Frauen sind die besseren Autofahreris“</text:p>
        </text:list-item>
      </text:list>
      <text:h text:style-name="P34" text:outline-level="2">Fazit</text:h>
      <text:p text:style-name="P11">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0">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0">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1">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1">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4" text:outline-level="2"><text:soft-page-break/>Quellen</text:h>
      <text:p text:style-name="Text_20_body"><text:span text:style-name="T9">AA (Auswärtiges Amt), German as a foreign language, 2020, </text:span><text:a xlink:type="simple" xlink:href="https://www.auswaertiges-amt.de/en/newsroom/news/german-as-a-foriegn-language/2347090" text:style-name="Internet_20_link" text:visited-style-name="Visited_20_Internet_20_Link">https://www.auswaertiges-amt.de/en/newsroom/news/german-as-a-foriegn-language/2347090</text:a><text:span text:style-name="T5">, Zugriff 13.5.2021</text:span></text:p>
      <text:p text:style-name="P21"><text:span text:style-name="T5">BMBF (Bundesministerium für Bildung und Forschung), Mein Schlüssel zur Welt - Zahlen und Fakten, 2019, </text:span><text:a xlink:type="simple" xlink:href="https://www.xn--mein-schlssel-zur-welt-0lc.de/de/zahlen-und-fakten-1719.html" text:style-name="Internet_20_link" text:visited-style-name="Visited_20_Internet_20_Link">https://www.xn--mein-schlssel-zur-welt-0lc.de/de/zahlen-und-fakten-1719.html</text:a><text:span text:style-name="T5">, Zugriff 13.5.2021</text:span></text:p>
      <text:p text:style-name="P17">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7">DBL (Deutscher Bundesverband für Logopädie e.V.), Auditive Verarbeitungs- und Wahrnehmungsstörung, 2020, <text:a xlink:type="simple" xlink:href="https://www.dbl-ev.de/logopaedie/stoerungen-bei-kindern/stoerungsbereiche/komplexe-stoerungen/auditive-verarbeitungs-und-wahrnehmungsstoerung" text:style-name="Internet_20_link" text:visited-style-name="Visited_20_Internet_20_Link">https://www.dbl-ev.de/logopaedie/stoerungen-bei-kindern/stoerungsbereiche/komplexe-stoerungen/auditive-verarbeitungs-und-wahrnehmungsstoerung</text:a>, Zugriff 13.5.2021</text:p>
      <text:p text:style-name="P17">DBSV (Deutscher Blinden- und Sehbehindertenverband e.V), Gendern, 3/2021, <text:s text:c="2"/><text:a xlink:type="simple" xlink:href="https://www.dbsv.org/gendern.html#gendern" text:style-name="Internet_20_link" text:visited-style-name="Visited_20_Internet_20_Link">https://www.dbsv.org/gendern.html#gendern</text:a>, Zugriff 12.5.2021</text:p>
      <text:p text:style-name="P17">DBSV (Deutscher Blinden- und Sehbehindertenverband e.V), Zahlen &amp; Fakten, 1/2021, <text:s text:c="2"/><text:a xlink:type="simple" xlink:href="https://www.dbsv.org/gendern.html#gendern" text:style-name="Internet_20_link" text:visited-style-name="Visited_20_Internet_20_Link">https://www.dbsv.org/gendern.html#gendern</text:a>, Zugriff 13.5.2021</text:p>
      <text:p text:style-name="P17">DSB (Deutscher Schwerhörigenbund e.V.), Statistiken, 2021, <text:a xlink:type="simple" xlink:href="https://www.schwerhoerigen-netz.de/statistiken/?L=0" text:style-name="Internet_20_link" text:visited-style-name="Visited_20_Internet_20_Link">https://www.schwerhoerigen-netz.de/statistiken/?L=0</text:a>, Zugriff 13.5.2021</text:p>
      <text:p text:style-name="P20"><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9">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7">Kubelik, Thomas, „Genug Gegendert“, Projekte Verlag, Rudolstadt, 2015</text:p>
      <text:p text:style-name="P21"><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18"><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31">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 </text:p>
      <text:p text:style-name="P17">Wikipedia, Generisches Maskulinum, 2021<text:line-break/><text:a xlink:type="simple" xlink:href="https://de.wikipedia.org/wiki/Generisches_Maskulinum#Sprachkritik_am_generischen_Maskulinum" text:style-name="Internet_20_link" text:visited-style-name="Visited_20_Internet_20_Link">https://de.wikipedia.org/wiki/Generisches_Maskulinum#Sprachkritik_am_generischen_Maskulinum</text:a>, Zugriff 13.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22:02:51.68</dc:date>
    <dc:creator>Jirka Dell'Oro-Friedl</dc:creator>
    <meta:editing-duration>P4DT13H21M28S</meta:editing-duration>
    <meta:editing-cycles>69</meta:editing-cycles>
    <meta:generator>OpenOffice/4.1.5$Win32 OpenOffice.org_project/415m1$Build-9789</meta:generator>
    <meta:document-statistic meta:table-count="0" meta:image-count="0" meta:object-count="0" meta:page-count="7" meta:paragraph-count="102" meta:word-count="2895" meta:character-count="22931"/>
  </office:meta>
</office:document-meta>
</file>